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rsid="0031714b" officeooo:paragraph-rsid="0031714b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2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3" style:family="paragraph" style:parent-style-name="Table_20_Heading">
      <style:paragraph-properties fo:line-height="142%" fo:text-align="center" style:justify-single-word="false"/>
    </style:style>
    <style:style style:name="P14" style:family="paragraph" style:parent-style-name="Text_20_body">
      <style:text-properties officeooo:rsid="002de2a8" officeooo:paragraph-rsid="002de2a8"/>
    </style:style>
    <style:style style:name="P15" style:family="paragraph" style:parent-style-name="Text_20_body">
      <style:text-properties officeooo:rsid="002f884f" officeooo:paragraph-rsid="002f884f"/>
    </style:style>
    <style:style style:name="P16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weight="normal" officeooo:paragraph-rsid="0031714b"/>
    </style:style>
    <style:style style:name="P18" style:family="paragraph" style:parent-style-name="Text_20_body">
      <style:text-properties fo:font-weight="normal" officeooo:paragraph-rsid="003606de"/>
    </style:style>
    <style:style style:name="P19" style:family="paragraph" style:parent-style-name="Text_20_body">
      <style:text-properties fo:font-weight="normal" officeooo:rsid="003606de" officeooo:paragraph-rsid="003606de"/>
    </style:style>
    <style:style style:name="P20" style:family="paragraph" style:parent-style-name="Text_20_body">
      <style:text-properties fo:font-weight="normal" officeooo:rsid="003f9202" officeooo:paragraph-rsid="003f9202"/>
    </style:style>
    <style:style style:name="P2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22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23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officeooo:rsid="0049543e" style:font-style-asian="italic" style:font-weight-asian="normal" style:font-style-complex="italic" style:font-weight-complex="normal"/>
    </style:style>
    <style:style style:name="T30" style:family="text">
      <style:text-properties officeooo:rsid="001efdc0"/>
    </style:style>
    <style:style style:name="T31" style:family="text">
      <style:text-properties fo:font-weight="bold"/>
    </style:style>
    <style:style style:name="T32" style:family="text">
      <style:text-properties fo:font-weight="bold" officeooo:rsid="0049543e" style:font-weight-asian="bold" style:font-weight-complex="bold"/>
    </style:style>
    <style:style style:name="T33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4" style:family="text">
      <style:text-properties officeooo:rsid="003c119c"/>
    </style:style>
    <style:style style:name="T35" style:family="text">
      <style:text-properties officeooo:rsid="003dc4ba"/>
    </style:style>
    <style:style style:name="T36" style:family="text">
      <style:text-properties officeooo:rsid="0049218d"/>
    </style:style>
    <style:style style:name="T37" style:family="text">
      <style:text-properties officeooo:rsid="00493381"/>
    </style:style>
    <style:style style:name="T38" style:family="text">
      <style:text-properties officeooo:rsid="004954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0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7">$BASH</text:span><text:span text:style-name="T4"> this is example of system variable that tell the location of bash on your machine</text:span></text:p>
      <text:p text:style-name="P4"><text:span text:style-name="T1">5. </text:span><text:span text:style-name="T16">$BASH_VERSION </text:span><text:span text:style-name="T1">This tell the bash version on the machine</text:span></text:p>
      <text:p text:style-name="P4"><text:span text:style-name="T1">6. </text:span><text:span text:style-name="T16">$HOME </text:span><text:span text:style-name="T1">This gives the home directory</text:span></text:p>
      <text:p text:style-name="P4"><text:span text:style-name="T1">7. </text:span><text:span text:style-name="T16">$PWD</text:span><text:span text:style-name="T1"> This gives the working directory</text:span></text:p>
      <text:p text:style-name="P4"><text:span text:style-name="T1">8. </text:span><text:span text:style-name="T18">read &lt;variable name&gt; </text:span><text:span text:style-name="T5">This command takes input from user and store it in the variable given</text:span></text:p>
      <text:p text:style-name="P5"><text:span text:style-name="T5">9. </text:span><text:span text:style-name="T18">read -p <text:s/></text:span><text:span text:style-name="T19">&lt;’</text:span><text:span text:style-name="T20">Username</text:span><text:span text:style-name="T18">’</text:span><text:span text:style-name="T19">&gt; </text:span><text:span text:style-name="T18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18">read -</text:span><text:span text:style-name="T20">s</text:span><text:span text:style-name="T18">p <text:s/></text:span><text:span text:style-name="T19">&lt;’</text:span><text:span text:style-name="T20">Password’</text:span><text:span text:style-name="T19">&gt; </text:span><text:span text:style-name="T18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8"><text:span text:style-name="T7">1</text:span><text:span text:style-name="T1">1. </text:span><text:span text:style-name="T16">chmod +x pass_argument.sh</text:span><text:span text:style-name="T1"> this is to change the executable permission of the fi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392144">
          <table:table-cell table:style-name="Table1.A1" office:value-type="string">
            <text:p text:style-name="P13">Operator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Example</text:p>
          </table:table-cell>
        </table:table-row>
        <table:table-row table:style-name="TableLine94923173047472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923197805024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923206792240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923228009232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923197007872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923169064288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  <table:table-row table:style-name="TableLine94923119970304">
          <table:table-cell table:style-name="Table1.A8" office:value-type="string">
            <text:p text:style-name="P12">= <text:span text:style-name="T35">or </text:span><text:span text:style-name="T34">== </text:span></text:p>
          </table:table-cell>
          <table:table-cell table:style-name="Table1.B8" office:value-type="string">
            <text:p text:style-name="P11">compare if two strings are equal </text:p>
          </table:table-cell>
          <table:table-cell table:style-name="Table1.C8" office:value-type="string">
            <text:p text:style-name="P10"/>
          </table:table-cell>
        </table:table-row>
        <table:table-row table:style-name="TableLine94923216585984">
          <table:table-cell table:style-name="Table1.A9" office:value-type="string">
            <text:p text:style-name="P11">!= </text:p>
          </table:table-cell>
          <table:table-cell table:style-name="Table1.B9" office:value-type="string">
            <text:p text:style-name="P11">compare if two strings are not equal </text:p>
          </table:table-cell>
          <table:table-cell table:style-name="Table1.C9" office:value-type="string">
            <text:p text:style-name="P10"/>
          </table:table-cell>
        </table:table-row>
        <table:table-row table:style-name="TableLine94923117803552">
          <table:table-cell table:style-name="Table1.A10" office:value-type="string">
            <text:p text:style-name="P11">-n </text:p>
          </table:table-cell>
          <table:table-cell table:style-name="Table1.B10" office:value-type="string">
            <text:p text:style-name="P11">evaluate if string length is greater than zero </text:p>
          </table:table-cell>
          <table:table-cell table:style-name="Table1.C10" office:value-type="string">
            <text:p text:style-name="P10"/>
          </table:table-cell>
        </table:table-row>
        <table:table-row table:style-name="TableLine94923239855760">
          <table:table-cell table:style-name="Table1.A11" office:value-type="string">
            <text:p text:style-name="P11">-z </text:p>
          </table:table-cell>
          <table:table-cell table:style-name="Table1.B11" office:value-type="string">
            <text:p text:style-name="P11">evaluate if string length is equal to zero </text:p>
          </table:table-cell>
          <table:table-cell table:style-name="Table1.C11" office:value-type="string">
            <text:p text:style-name="P10"/>
          </table:table-cell>
        </table:table-row>
      </table:table>
      <text:p text:style-name="P6"/>
      <text:h text:style-name="P23" text:outline-level="2"><text:soft-page-break/>Arithmetic Operators</text:h>
      <text:p text:style-name="P21">The following arithmetic operators are supported by Bourne Shell.</text:p>
      <text:p text:style-name="P21">Assume variable <text:span text:style-name="T31">a</text:span> holds 10 and variable <text:span text:style-name="T31">b</text:span> holds 20 then −</text:p>
      <text:p text:style-name="P22"><text:a xlink:type="simple" xlink:href="https://www.tutorialspoint.com/unix/unix-arithmetic-operators.htm" text:style-name="Internet_20_link" text:visited-style-name="Visited_20_Internet_20_Link"><text:span text:style-name="T33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23115290880">
          <table:table-cell table:style-name="Table2.A1" office:value-type="string">
            <text:p text:style-name="P13">Operator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Example</text:p>
          </table:table-cell>
        </table:table-row>
        <table:table-row table:style-name="TableLine94923115896064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923116343808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92311527296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923238753792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923119969792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923214327648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923168729552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923216318896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21">It is very important to understand that all the conditional expressions should be inside square braces with spaces around them, for example <text:span text:style-name="T31">[ $a == $b ]</text:span> is correct whereas, <text:span text:style-name="T31">[$a==$b]</text:span> is incorrect.</text:p>
      <text:p text:style-name="Text_20_body"><text:span text:style-name="T8">1</text:span><text:span text:style-name="T9">2</text:span><text:span text:style-name="T8">. </text:span><text:span text:style-name="T21">read -a &lt;variable name&gt;</text:span><text:span text:style-name="T8"> this command with -a flag makes it possible to enter an array</text:span></text:p>
      <text:p text:style-name="P14"><text:span text:style-name="T1">1</text:span><text:span text:style-name="T9">3</text:span><text:span text:style-name="T1">. e</text:span><text:span text:style-name="T16">cho “names : ${names[0]}, ${names[1]}, ${names[2]}” </text:span><text:span text:style-name="T1">this command is use to print an array with index number, with the variable name “names”</text:span></text:p>
      <text:p text:style-name="P15"><text:span text:style-name="T1">Note: if you have </text:span><text:span text:style-name="T16">read</text:span><text:span text:style-name="T1"> without specifying the variable to store the input value, the input will automatically store inside a system variable called </text:span><text:span text:style-name="T16">$REPLY</text:span></text:p>
      <text:p text:style-name="P17"><text:soft-page-break/><text:span text:style-name="T11">14.</text:span><text:span text:style-name="T12"> </text:span><text:span text:style-name="T22">echo $0 $1 $2 $3 </text:span><text:span text:style-name="T12">this </text:span><text:span text:style-name="T13">command is use to pass argument in shell scripting. $0 is the variable that house the name of the script and $1 is the variable that house the the first argument pass in to the script, and so on.</text:span></text:p>
      <text:p text:style-name="P18"><text:span text:style-name="T13">15. </text:span><text:span text:style-name="T23">arg=(“$@”)</text:span><text:span text:style-name="T24"> </text:span><text:span text:style-name="T14">This is a variable that store the argument as an array. To print this array we then follow point 13 above. Eg echo ${arg[0]} ${arg[1]}</text:span></text:p>
      <text:p text:style-name="P19"><text:span text:style-name="T10">16. </text:span><text:span text:style-name="T16">echo $@ </text:span><text:span text:style-name="T10">this is to print the argument as an array</text:span></text:p>
      <text:p text:style-name="P19"><text:span text:style-name="T10">17. </text:span><text:span text:style-name="T16">echo $# </text:span><text:span text:style-name="T10">this is to print the numbers of argument passed into the array</text:span></text:p>
      <text:p text:style-name="P20"><text:span text:style-name="T10">18. </text:span><text:span text:style-name="T25">echo -e “Enter the file name: \c”</text:span><text:span text:style-name="T15"> the flap -e and \c <text:s/>will allow the user to enter the name of the file on the same line with the echo print out</text:span></text:p>
      <text:p text:style-name="P16">19. To <text:span text:style-name="T36">check if a file exist or not you use a </text:span><text:span text:style-name="T26">-e flag</text:span><text:span text:style-name="T36"> with if conditional statement eg. i</text:span><text:span text:style-name="T26">f [ -e $file_name ]. </text:span><text:span text:style-name="T36">flag </text:span><text:span text:style-name="T26">-f </text:span><text:span text:style-name="T36">check if the file exist and check if the file is a regular file or not. </text:span><text:span text:style-name="T37">To check for directory you use </text:span><text:span text:style-name="T27">flag -d. </text:span><text:span text:style-name="T38">To check if a file is empty or not you can use </text:span><text:span text:style-name="T28">-s flag. Read more about this flag from the Bash reference manual starting from page 131</text:span></text:p>
      <text:p text:style-name="P25"><text:span text:style-name="T16">Two types of file to read more about:</text:span></text:p>
      <text:p text:style-name="P25"><text:span text:style-name="T16">1. Block special file: </text:span><text:span text:style-name="T28">Binary file, picture file, video file, music file. </text:span><text:span text:style-name="T38"><text:s/>For such file you can use -b flag</text:span></text:p>
      <text:p text:style-name="P25"><text:span text:style-name="T16">2. Character special file: </text:span><text:span text:style-name="T28">Normal file that contain character text. </text:span><text:span text:style-name="T38">For such of file you can use -c flag</text:span></text:p>
      <text:p text:style-name="P25"/>
      <text:p text:style-name="P16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07T01:09:33.989793757</dc:date>
    <meta:editing-duration>P1DT13H46M17S</meta:editing-duration>
    <meta:editing-cycles>13</meta:editing-cycles>
    <meta:document-statistic meta:table-count="2" meta:image-count="0" meta:object-count="0" meta:page-count="3" meta:paragraph-count="84" meta:word-count="967" meta:character-count="5064" meta:non-whitespace-character-count="4169"/>
  </office:meta>
</office:document-meta>
</file>